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ef60" officeooo:paragraph-rsid="001fef60"/>
    </style:style>
    <style:style style:name="P2" style:family="paragraph" style:parent-style-name="Preformatted_20_Text">
      <style:text-properties style:font-name="Ubuntu Mono" fo:font-size="10.3999996185303pt" officeooo:rsid="001fef60" officeooo:paragraph-rsid="001fef60"/>
    </style:style>
    <style:style style:name="P3" style:family="paragraph" style:parent-style-name="Preformatted_20_Text">
      <style:paragraph-properties fo:margin-top="0in" fo:margin-bottom="0in" loext:contextual-spacing="false" fo:padding="0in" fo:border="none"/>
    </style:style>
    <style:style style:name="P4" style:family="paragraph" style:parent-style-name="Preformatted_20_Text">
      <style:paragraph-properties fo:margin-top="0in" fo:margin-bottom="0in" loext:contextual-spacing="false" fo:padding="0in" fo:border="none"/>
      <style:text-properties style:font-name="Ubuntu Mono" fo:font-size="10.3999996185303pt"/>
    </style:style>
    <style:style style:name="P5" style:family="paragraph" style:parent-style-name="Preformatted_20_Text">
      <style:paragraph-properties fo:margin-top="0in" fo:margin-bottom="0in" loext:contextual-spacing="false" fo:padding="0in" fo:border="none"/>
      <style:text-properties fo:color="#0000ff" style:font-name="Ubuntu Mono" fo:font-size="10.3999996185303pt"/>
    </style:style>
    <style:style style:name="T1" style:family="text">
      <style:text-properties fo:color="#0000ff"/>
    </style:style>
    <style:style style:name="T2" style:family="text">
      <style:text-properties style:font-name="Ubuntu Mono" fo:font-size="10.399999618530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sql&gt; SELECT DISTINCT(sequence) FROM innings WHERE LENGTH(sequence)-LENGTH(REPLACE(sequence,":",""))=3 AND LENGTH(sequence)=LENGTH(REPLACE(sequence,".","")) AND finalxxx=TRUE;</text:p>
      <text:p text:style-name="P1">+--------------+</text:p>
      <text:p text:style-name="P1">| sequence <text:s text:c="4"/>|</text:p>
      <text:p text:style-name="P1">+--------------+</text:p>
      <text:p text:style-name="P1">| 0:0X:0XX:XXX |</text:p>
      <text:p text:style-name="P1">| 0:1:2X:XXX <text:s text:c="2"/>|</text:p>
      <text:p text:style-name="P1">| 0:1:0XX:XXX <text:s/>|</text:p>
      <text:p text:style-name="P1">| 0:0X:1X:XXX <text:s/>|</text:p>
      <text:p text:style-name="P1">| 0:1:1X:XXX <text:s text:c="2"/>|</text:p>
      <text:p text:style-name="P1">| 0:0X:2X:XXX <text:s/>|</text:p>
      <text:p text:style-name="P1">| 0:0X:3X:XXX <text:s/>|</text:p>
      <text:p text:style-name="P1">| 0:2:2X:XXX <text:s text:c="2"/>|</text:p>
      <text:p text:style-name="P1">| 0:2:3X:XXX <text:s text:c="2"/>|</text:p>
      <text:p text:style-name="P1">| 0:2:0XX:XXX <text:s/>|</text:p>
      <text:p text:style-name="P1">| 0:2:1X:XXX <text:s text:c="2"/>|</text:p>
      <text:p text:style-name="P1">| 0:1:12:XXX <text:s text:c="2"/>|</text:p>
      <text:p text:style-name="P1">| 0:3:3X:XXX <text:s text:c="2"/>|</text:p>
      <text:p text:style-name="P1">| 0:3:0XX:XXX <text:s/>|</text:p>
      <text:p text:style-name="P1">| 0:2:13:XXX <text:s text:c="2"/>|</text:p>
      <text:p text:style-name="P1">| 0:1:3X:XXX <text:s text:c="2"/>|</text:p>
      <text:p text:style-name="P1">| 0:3:1X:XXX <text:s text:c="2"/>|</text:p>
      <text:p text:style-name="P1">| 0:2:12:XXX <text:s text:c="2"/>|</text:p>
      <text:p text:style-name="P1">| 0:1:13:XXX <text:s text:c="2"/>|</text:p>
      <text:p text:style-name="P1">| 0:3:2X:XXX <text:s text:c="2"/>|</text:p>
      <text:p text:style-name="P1">| 0:2:23:XXX <text:s text:c="2"/>|</text:p>
      <text:p text:style-name="P1">| 0:1:23:XXX <text:s text:c="2"/>|</text:p>
      <text:p text:style-name="P1">+--------------+</text:p>
      <text:p text:style-name="P1">22 rows in set (4.71 sec)</text:p>
      <text:p text:style-name="P1"/>
      <text:p text:style-name="P2"><text:bookmark text:name="rstudio_console_output"/><text:span text:style-name="T1">&gt; list.half.innings.n(3)</text:span></text:p>
      <text:p text:style-name="P3"><text:s/><text:span text:style-name="T2">[1] "0:0X:0XX:XXX" "0:0X:1X:XXX" <text:s/>"0:0X:2X:XXX" <text:s/>"0:0X:3X:XXX" <text:s/>"0:1:0XX:XXX" </text:span></text:p>
      <text:p text:style-name="P3"><text:s/><text:span text:style-name="T2">[6] "0:1:1X:XXX" <text:s text:c="2"/>"0:1:2X:XXX" <text:s text:c="2"/>"0:1:3X:XXX" <text:s text:c="2"/>"0:1:12:XXX" <text:s text:c="2"/>"0:1:13:XXX" <text:s/></text:span></text:p>
      <text:p text:style-name="P4">[11] "0:1:23:XXX" <text:s text:c="2"/>"0:2:0XX:XXX" <text:s/>"0:2:2X:XXX" <text:s text:c="2"/>"0:2:3X:XXX" <text:s text:c="2"/>"0:2:1X:XXX" <text:s/></text:p>
      <text:p text:style-name="P4">[16] "0:2:12:XXX" <text:s text:c="2"/>"0:2:13:XXX" <text:s text:c="2"/>"0:2:23:XXX" <text:s text:c="2"/>"0:3:0XX:XXX" <text:s/>"0:3:3X:XXX" <text:s/></text:p>
      <text:p text:style-name="P4">[21] "0:3:1X:XXX" <text:s text:c="2"/>"0:3:13:XXX" <text:s text:c="2"/>"0:3:2X:XXX" <text:s text:c="2"/>"0:3:23:XXX" <text:s/></text:p>
      <text:p text:style-name="P5">&gt;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1T15:27:54.917185382</meta:creation-date>
    <dc:date>2019-05-01T15:32:01.386882948</dc:date>
    <meta:editing-duration>PT4M8S</meta:editing-duration>
    <meta:editing-cycles>1</meta:editing-cycles>
    <meta:generator>LibreOffice/5.1.6.2$Linux_X86_64 LibreOffice_project/10m0$Build-2</meta:generator>
    <meta:print-date>2019-05-01T15:32:10.569973854</meta:print-date>
    <meta:document-statistic meta:table-count="0" meta:image-count="0" meta:object-count="0" meta:page-count="1" meta:paragraph-count="35" meta:word-count="124" meta:character-count="1023" meta:non-whitespace-character-count="854"/>
  </office:meta>
</office:document-meta>
</file>